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00"/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default-cell-style-name="ce14"/>
        <table:table-column table:style-name="co1" table:number-columns-repeated="2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2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0.0" calcext:value-type="string">
            <text:p>0.0</text:p>
          </table:table-cell>
          <table:table-cell table:number-columns-repeated="4"/>
          <table:table-cell table:style-name="ce13" office:value-type="string" calcext:value-type="string">
            <text:p>10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20k</text:p>
          </table:table-cell>
          <table:table-cell table:number-columns-repeated="4"/>
          <table:table-cell table:style-name="ce39"/>
          <table:table-cell table:number-columns-repeated="4"/>
          <table:table-cell table:style-name="ce13" office:value-type="string" calcext:value-type="string">
            <text:p>12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50k</text:p>
          </table:table-cell>
          <table:table-cell table:number-columns-repeated="4"/>
          <table:table-cell table:style-name="ce39"/>
          <table:table-cell table:number-columns-repeated="4"/>
          <table:table-cell table:style-name="ce13" office:value-type="string" calcext:value-type="string">
            <text:p>15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8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8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4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22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22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5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270K</text:p>
          </table:table-cell>
          <table:table-cell table:number-columns-repeated="4"/>
          <table:table-cell table:style-name="ce39"/>
          <table:table-cell table:number-columns-repeated="4"/>
          <table:table-cell table:style-name="ce13" office:value-type="string" calcext:value-type="string">
            <text:p>27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6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330K</text:p>
          </table:table-cell>
          <table:table-cell table:number-columns-repeated="4"/>
          <table:table-cell table:style-name="ce39"/>
          <table:table-cell table:number-columns-repeated="4"/>
          <table:table-cell table:style-name="ce13" office:value-type="string" calcext:value-type="string">
            <text:p>33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39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39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47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47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56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56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4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68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68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5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820K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820K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6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0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.2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2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.5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5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1.8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1M8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4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2.2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2M2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5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2.7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2M7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3 column 6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3.3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3M3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4.7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3M9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5.6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4M7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6.8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5M6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4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office:value-type="string" calcext:value-type="string">
            <text:p>&gt;10M</text:p>
          </table:table-cell>
          <table:table-cell table:number-columns-repeated="4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6M8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5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8M2 Resistor 1/4 watt 5%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6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&gt;10MΩ.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float" office:value="1458" calcext:value-type="float">
            <text:p>1458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LM741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4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LM555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5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6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BIG R 1-1000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BIG R 1K – 1M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KNOB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potentiometers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20mm green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1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12V Yellow LED Strip 20MM red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2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3</text:p>
          </table:table-cell>
          <table:table-cell office:value-type="string" calcext:value-type="string">
            <text:p>Resistors 5\IMG_9577.JPG</text:p>
          </table:table-cell>
          <table:table-cell table:style-name="ce16" office:value-type="string" calcext:value-type="string">
            <text:p><text:a xlink:href="https://github.com/Workshop88/Workshop_88_makerspace_inventory/blob/main/Electronics_lab_components/__ToDo__/Resistors%205/IMG_9577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 table:number-rows-repeated="19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1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13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32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8:21:09.608671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2-24T08:30:34.043251452</dc:date>
    <meta:editing-cycles>37</meta:editing-cycles>
    <meta:editing-duration>P2DT13H14M49S</meta:editing-duration>
    <meta:generator>LibreOffice/25.8.4.2$Linux_X86_64 LibreOffice_project/0366609b1de41a39e1896ae41e33c673f2a73802</meta:generator>
    <meta:document-statistic meta:table-count="1" meta:cell-count="237" meta:object-count="0"/>
    <meta:user-defined meta:name="AppVersion">15.0000</meta:user-defined>
  </office:meta>
</office:document-meta>
</file>